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6" style:family="text">
      <style:text-properties fo:font-size="11.00pt" fo:font-weight="bold" fo:font-family="Calibri" style:font-family-asian="Calibri" style:font-family-complex="Calibri" fo:background-color="#ffffff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bottom="8.00pt"/>
    </style:style>
    <text:list-style style:name="L12">
      <text:list-level-style-bullet text:level="1" text:bullet-char="•">
        <style:list-level-properties text:space-before="126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hrám matky bo</text:span><text:span text:style-name="T2">ž</text:span><text:span text:style-name="T3">í</text:span></text:p>
      <text:p text:style-name="P1"><text:span text:style-name="T4"/></text:p>
      <text:p text:style-name="P2"><text:span text:style-name="T5">Autor</text:span><text:span text:style-name="T6"><text:s/>: Viktor Hugo</text:span></text:p>
      <text:p text:style-name="P2"><text:span text:style-name="T7">Téma :<text:s/></text:span><text:span text:style-name="T8">Nenávist<text:s/></text:span><text:span text:style-name="T9">člověka založena na jeho vzhledu</text:span></text:p>
      <text:p text:style-name="P2"><text:span text:style-name="T10">Motiv</text:span><text:span text:style-name="T11"><text:s/>:Láska, smrt, zvoník, kn</text:span><text:span text:style-name="T12">ěz, pař</text:span><text:span text:style-name="T13">í</text:span><text:span text:style-name="T14">ž</text:span></text:p>
      <text:p text:style-name="P2"><text:span text:style-name="T15">Časoprostor :<text:s/></text:span><text:span text:style-name="T16">Pař</text:span><text:span text:style-name="T17">í</text:span><text:span text:style-name="T18">ž, 15. stolet</text:span><text:span text:style-name="T19">í, vláda Ludvíka XI.</text:span></text:p>
      <text:p text:style-name="P2"><text:span text:style-name="T20">Kompozice :<text:s/></text:span><text:span text:style-name="T21">Chronologický d</text:span><text:span text:style-name="T22">ěj do kapitol</text:span></text:p>
      <text:p text:style-name="P2"><text:span text:style-name="T23">Druh :<text:s/></text:span><text:span text:style-name="T24">Epika</text:span></text:p>
      <text:p text:style-name="P2"><text:span text:style-name="T25">Ž</text:span><text:span text:style-name="T26">ánr :<text:s/></text:span><text:span text:style-name="T27">Román</text:span></text:p>
      <text:p text:style-name="P2"><text:span text:style-name="T28">Forma :<text:s/></text:span><text:span text:style-name="T29">Próza</text:span></text:p>
      <text:p text:style-name="P2"><text:span text:style-name="T30">Vyprav</text:span><text:span text:style-name="T31">ěč :<text:s/></text:span><text:span text:style-name="T32">er-forma, vsevedouci</text:span></text:p>
      <text:list text:style-name="L3">
        <text:list-item>
          <text:p text:style-name="P3"><text:span text:style-name="T33">Quasimodo<text:s/></text:span><text:span text:style-name="T34">–</text:span><text:span text:style-name="T35"><text:s/>o</text:span><text:span text:style-name="T36">škliv</text:span><text:span text:style-name="T37">ý sirotek, má hrb na zádech a v levém oku bradavici, vychoval ho Klaudius Frollo, který ho na</text:span><text:span text:style-name="T38">šel, byl vychov</text:span><text:span text:style-name="T39">án v Chrámu Matky Bo</text:span><text:span text:style-name="T40">ž</text:span><text:span text:style-name="T41">í, rád zvonil v chrámu na zvony, a</text:span><text:span text:style-name="T42">ž z toho ohluchl, působil zl</text:span><text:span text:style-name="T43">ým dojmem, ale v nitru byl velmi citlivý, zem</text:span><text:span text:style-name="T44">řel pro l</text:span><text:span text:style-name="T45">ásku k Esmerald</text:span><text:span text:style-name="T46">ě, sv</text:span><text:span text:style-name="T47">ého vychovatele shodil z v</text:span><text:span text:style-name="T48">ěže</text:span></text:p>
        </text:list-item>
        <text:list-item>
          <text:p text:style-name="P3"><text:span text:style-name="T49">Esmeralda<text:s/></text:span><text:span text:style-name="T50">–</text:span><text:span text:style-name="T51"><text:s/>krásná tane</text:span><text:span text:style-name="T52">čnice, považovala se za cik</text:span><text:span text:style-name="T53">ánku kv</text:span><text:span text:style-name="T54">ůli tmav</text:span><text:span text:style-name="T55">é pleti, ale její matka byla Francouzka, které cikáni ukradli dít</text:span><text:span text:style-name="T56">ě, vyděl</text:span><text:span text:style-name="T57">ává si<text:s/></text:span><text:span text:style-name="T58">žebr</text:span><text:span text:style-name="T59">áním, zamiloval se do ní Quasimodo i kn</text:span><text:span text:style-name="T60">ěz Frollo, obviněna z vraždy Phoeba, kter</text:span><text:span text:style-name="T61">ého jako jediného milovala, lid ji popraví za<text:s/></text:span><text:span text:style-name="T62">čarodějnictv</text:span><text:span text:style-name="T63">í</text:span></text:p>
        </text:list-item>
        <text:list-item>
          <text:p text:style-name="P3"><text:span text:style-name="T63">Klaudius Frollo<text:s/></text:span><text:span text:style-name="T64">–</text:span><text:span text:style-name="T65"><text:s/>kn</text:span><text:span text:style-name="T66">ěz v Chr</text:span><text:span text:style-name="T67">ámu Matky Bo</text:span><text:span text:style-name="T68">ž</text:span><text:span text:style-name="T69">í, jeho celým<text:s/></text:span><text:span text:style-name="T70">životem pouze studium a v</text:span><text:span text:style-name="T71">íra, nalezl Quasimoda a cht</text:span><text:span text:style-name="T72">ěl z něho udělat kultivovan</text:span><text:span text:style-name="T73">ého<text:s/></text:span><text:span text:style-name="T74">člověka, zamiloval se do Esmeraldy, ale musel ž</text:span><text:span text:style-name="T75">ít v celibátu, proto ji spí</text:span><text:span text:style-name="T76">š nen</text:span><text:span text:style-name="T77">ávid</text:span><text:span text:style-name="T78">ěl, byl v j</text:span><text:span text:style-name="T79">ádru lakomý a zlý, jeho vlastní u</text:span><text:span text:style-name="T80">čenec ho zabil</text:span></text:p>
        </text:list-item>
        <text:list-item>
          <text:p text:style-name="P3"><text:span text:style-name="T81">Jan Frollo<text:s/></text:span><text:span text:style-name="T82">–</text:span><text:span text:style-name="T83"><text:s/>Klaudi</text:span><text:span text:style-name="T84">ův mladš</text:span><text:span text:style-name="T85">í bratr, Klaudius ho vychovával jako svého syna, nakonec se z n</text:span><text:span text:style-name="T86">ěj ale stane vynal</text:span><text:span text:style-name="T87">ézavý drzý uli</text:span><text:span text:style-name="T88">čn</text:span><text:span text:style-name="T89">ík</text:span></text:p>
        </text:list-item>
        <text:list-item>
          <text:p text:style-name="P3"><text:span text:style-name="T89">Petr Gringoire<text:s/></text:span><text:span text:style-name="T90">–</text:span><text:span text:style-name="T91"><text:s/>filozof, spisovatel, stra</text:span><text:span text:style-name="T92">špytel</text:span></text:p>
        </text:list-item>
        <text:list-item>
          <text:p text:style-name="P3"><text:span text:style-name="T93">Phoebus<text:s/></text:span><text:span text:style-name="T94">–</text:span><text:span text:style-name="T95"><text:s/>velitel lu</text:span><text:span text:style-name="T96">čištn</text:span><text:span text:style-name="T97">ík</text:span><text:span text:style-name="T98">ů, kr</text:span><text:span text:style-name="T99">ásný a bohatý, zahrává si se srdcem Esmeraldy</text:span></text:p>
        </text:list-item>
      </text:list>
      <text:p text:style-name="P4"><text:span text:style-name="T100">Vypráv</text:span><text:span text:style-name="T101">ěc</text:span><text:span text:style-name="T102">í zp</text:span><text:span text:style-name="T103">ůzoby :<text:s/></text:span><text:span text:style-name="T104">poloprima rec a neprima rec</text:span></text:p>
      <text:p text:style-name="P4"><text:span text:style-name="T105">Ver</text:span><text:span text:style-name="T106">šov</text:span><text:span text:style-name="T107">á výstavba :<text:s/></text:span><text:span text:style-name="T108">Není</text:span></text:p>
      <text:p text:style-name="P4"><text:span text:style-name="T109">Typy promluv :</text:span><text:span text:style-name="T110"><text:s/>Monolog, pásmo</text:span></text:p>
      <text:p text:style-name="P4"><text:span text:style-name="T111">Kontext Autorovy tvorby :</text:span></text:p>
      <text:p text:style-name="P5"><text:span text:style-name="T112">Francouzský básník, esejista, prozaik. Pova</text:span><text:span text:style-name="T113">žov</text:span><text:span text:style-name="T114">án za zakladatele a hlavního p</text:span><text:span text:style-name="T115">ředstavitele francouzsk</text:span><text:span text:style-name="T116">ého romantismu. Psát za</text:span><text:span text:style-name="T117">čal již jako d</text:span><text:span text:style-name="T118">ít</text:span><text:span text:style-name="T119">ě, nejprve poezii. Když v patn</text:span><text:span text:style-name="T120">ácti letech získal ocen</text:span><text:span text:style-name="T121">ěn</text:span><text:span text:style-name="T122">í v sout</text:span><text:span text:style-name="T123">ěži Francouzsk</text:span><text:span text:style-name="T124">é akademie, rozhodl se stát spisovatelem. Ve svých dílech prokázal neoby</text:span><text:span text:style-name="T125">čejn</text:span><text:span text:style-name="T126">ý talent. Byl rovn</text:span><text:span text:style-name="T127">ěž velmi pracovit</text:span><text:span text:style-name="T128">ý. Po revoluci 1848 se stal politikem a pozd</text:span><text:span text:style-name="T129">ěji odešel do exilu v Bruselu.</text:span></text:p>
      <text:p text:style-name="P5"><text:span text:style-name="T130">Autorova Díla : </text:span></text:p>
      <text:list text:style-name="L6">
        <text:list-item>
          <text:p text:style-name="P6"><text:span text:style-name="T131">Bídníci</text:span></text:p>
        </text:list-item>
        <text:list-item>
          <text:p text:style-name="P6"><text:span text:style-name="T131">D</text:span><text:span text:style-name="T132">ěln</text:span><text:span text:style-name="T133">íci mo</text:span><text:span text:style-name="T134">ře</text:span></text:p>
        </text:list-item>
        <text:list-item>
          <text:p text:style-name="P6"><text:span text:style-name="T135">Stra</text:span><text:span text:style-name="T136">šn</text:span><text:span text:style-name="T137">ý rok</text:span></text:p>
        </text:list-item>
      </text:list>
      <text:p text:style-name="P7"><text:span text:style-name="T138">Literární/ obecn</text:span><text:span text:style-name="T139">ě kulturn</text:span><text:span text:style-name="T140">í kontext : </text:span></text:p>
      <text:p text:style-name="P7"><text:span text:style-name="T141">Romantismus : </text:span></text:p>
      <text:list text:style-name="L8">
        <text:list-item>
          <text:p text:style-name="P8"><text:span text:style-name="T141">proti rozumu zd</text:span><text:span text:style-name="T142">ů</text:span><text:span text:style-name="T143">raz</text:span><text:span text:style-name="T144">ňoval s</text:span><text:span text:style-name="T145">ílu lidských cit</text:span><text:span text:style-name="T146">ů</text:span></text:p>
        </text:list-item>
        <text:list-item>
          <text:p text:style-name="P8"><text:span text:style-name="T146">kladl důraz na fantazii</text:span></text:p>
        </text:list-item>
        <text:list-item>
          <text:p text:style-name="P8"><text:span text:style-name="T146">autoři se navracej</text:span><text:span text:style-name="T147">í k minulosti nebo k p</text:span><text:span text:style-name="T148">ř</text:span><text:span text:style-name="T149">írod</text:span><text:span text:style-name="T150">ě /zobrazuj</text:span><text:span text:style-name="T151">í exotické prost</text:span><text:span text:style-name="T152">řed</text:span><text:span text:style-name="T153">í/</text:span></text:p>
        </text:list-item>
        <text:list-item>
          <text:p text:style-name="P8"><text:span text:style-name="T153">zobrazují mimo</text:span><text:span text:style-name="T154">ř</text:span><text:span text:style-name="T155">ádné okolnosti lidského<text:s/></text:span><text:span text:style-name="T156">života</text:span><text:span text:style-name="T157"/></text:p>
        </text:list-item>
      </text:list>
      <text:p text:style-name="P9"><text:span text:style-name="T158">Hrdina Romantismu :<text:s/></text:span><text:span text:style-name="T159"/></text:p>
      <text:list text:style-name="L10">
        <text:list-item>
          <text:p text:style-name="P10"><text:span text:style-name="T160">často spl</text:span><text:span text:style-name="T161">ývá s autorem</text:span></text:p>
        </text:list-item>
        <text:list-item>
          <text:p text:style-name="P10"><text:span text:style-name="T161">je to postava výjime</text:span><text:span text:style-name="T162">čn</text:span><text:span text:style-name="T163">á, osam</text:span><text:span text:style-name="T164">ěl</text:span><text:span text:style-name="T165">á</text:span></text:p>
        </text:list-item>
        <text:list-item>
          <text:p text:style-name="P10"><text:span text:style-name="T165">staví se proti spole</text:span><text:span text:style-name="T166">čensk</text:span><text:span text:style-name="T167">ým zvyklostem, dostává se do rozporu se spole</text:span><text:span text:style-name="T168">čnost</text:span><text:span text:style-name="T169">í</text:span></text:p>
        </text:list-item>
        <text:list-item>
          <text:p text:style-name="P10"><text:span text:style-name="T169">tou</text:span><text:span text:style-name="T170">ž</text:span><text:span text:style-name="T171">í po lásce, ale zárove</text:span><text:span text:style-name="T172">ň v</text:span><text:span text:style-name="T173">í,<text:s/></text:span><text:span text:style-name="T174">že skutečnou l</text:span><text:span text:style-name="T175">ásku nem</text:span><text:span text:style-name="T176">ůže naj</text:span><text:span text:style-name="T177">ít typické pro romantického hrdinu je,<text:s/></text:span><text:span text:style-name="T178">že se zamilov</text:span><text:span text:style-name="T179">ává do<text:s/></text:span><text:span text:style-name="T180">ženy, kter</text:span><text:span text:style-name="T181">á je u</text:span><text:span text:style-name="T182">ž zadan</text:span><text:span text:style-name="T183">á</text:span></text:p>
        </text:list-item>
        <text:list-item>
          <text:p text:style-name="P10"><text:span text:style-name="T183">je to hrdina tragický</text:span></text:p>
        </text:list-item>
        <text:list-item>
          <text:p text:style-name="P10"><text:span text:style-name="T184">často je hrdinou loupežn</text:span><text:span text:style-name="T185">ík nebo poutník</text:span><text:span text:style-name="T186"/></text:p>
        </text:list-item>
      </text:list>
      <text:p text:style-name="P11"><text:span text:style-name="T187">Dal</text:span><text:span text:style-name="T188">š</text:span><text:span text:style-name="T189">í auto</text:span><text:span text:style-name="T190">ři tohoto obdob</text:span><text:span text:style-name="T191">í :</text:span></text:p>
      <text:list text:style-name="L12">
        <text:list-item>
          <text:p text:style-name="P12"><text:span text:style-name="T192">Stendhal- o lasce</text:span></text:p>
        </text:list-item>
        <text:list-item>
          <text:p text:style-name="P12"><text:span text:style-name="T192">Shelly- Adonis</text:span></text:p>
        </text:list-item>
        <text:list-item>
          <text:p text:style-name="P12"><text:span text:style-name="T192">Gogol- Mrtve duse</text:span></text:p>
        </text:list-item>
        <text:list-item>
          <text:p text:style-name="P12"><text:span text:style-name="T192">Bo</text:span><text:span text:style-name="T193">žena Němcov</text:span><text:span text:style-name="T194">á- Babicka</text:span></text:p>
        </text:list-item>
        <text:list-item>
          <text:p text:style-name="P12"><text:span text:style-name="T194">E. A. Poe- Havran</text:span></text:p>
        </text:list-item>
      </text:list>
      <text:p text:style-name="P13"><text:span text:style-name="T195">D</text:span><text:span text:style-name="T196">ěj</text:span><text:span text:style-name="T197"><text:s/>: </text:span></text:p>
      <text:p text:style-name="P14"><text:span text:style-name="T198">Frollo se zamiluje do krásné Esmeraldy, která tan</text:span><text:span text:style-name="T199">č</text:span><text:span text:style-name="T200">ívá na nám</text:span><text:span text:style-name="T201">ěst</text:span><text:span text:style-name="T202">í p</text:span><text:span text:style-name="T203">řed chr</text:span><text:span text:style-name="T204">ámem.<text:s/></text:span><text:span text:style-name="T205">Řekne Quasimodovi, aby ji unesl. Esmeraldu však před<text:s/></text:span><text:span text:style-name="T206">únosem zachrání lu</text:span><text:span text:style-name="T207">čištn</text:span><text:span text:style-name="T208">ík Phoebus, do kterého se Esmeralda záhy zamiluje. Quasimodo je chycen a dán na praný</text:span><text:span text:style-name="T209">ř. Pař</text:span><text:span text:style-name="T210">í</text:span><text:span text:style-name="T211">žsk</text:span><text:span text:style-name="T212">ý lid se mu posmívá, jen Esmeralda s ním má slitování. Esmeralda se sejde s kapitánem, který je ale b</text:span><text:span text:style-name="T213">ěhem jejich schůzky zabit Frollem. Ten však rychle uteče a z vraždy je obviněna Esmeralda. Esmeralda se nakonec k činu, kter</text:span><text:span text:style-name="T214">ý nespáchala p</text:span><text:span text:style-name="T215">řizn</text:span><text:span text:style-name="T216">ává. Má být ob</text:span><text:span text:style-name="T217">ěšena, ale Quasimodo ji unese a ukryje v chr</text:span><text:span text:style-name="T218">ámu. Pa</text:span><text:span text:style-name="T219">ř</text:span><text:span text:style-name="T220">í</text:span><text:span text:style-name="T221">žsk</text:span><text:span text:style-name="T222">á chudina za</text:span><text:span text:style-name="T223">čne<text:s/></text:span><text:span text:style-name="T224">úto</text:span><text:span text:style-name="T225">čit na chr</text:span><text:span text:style-name="T226">ám. Frollo brání Esmeraldu, ale kdy</text:span><text:span text:style-name="T227">ž jej odm</text:span><text:span text:style-name="T228">ítne, vydá ji na pospas. V tento moment Quasimodo prokoukne Froll</text:span><text:span text:style-name="T229">ův prav</text:span><text:span text:style-name="T230">ý charakter a svrhne jej z v</text:span><text:span text:style-name="T231">ěže. Esmeralda je oběšena. Quasimodo z chr</text:span><text:span text:style-name="T232">ámu zmizí a a</text:span><text:span text:style-name="T233">ž po letech je jeho tělo nalezeno v cik</text:span><text:span text:style-name="T234">án</text:span><text:span text:style-name="T235">čině hrobě.</text:span></text:p>
      <text:p text:style-name="P14"><text:span text:style-name="T235"/></text:p>
      <text:p text:style-name="P14"><text:span text:style-name="T236">Zivot Huga :<text:s/></text:span><text:span text:style-name="T237"/></text:p>
      <text:p text:style-name="P14"><text:span text:style-name="T237">Významná osobnost francouzského romantismu Victor Hugo se narodil v roce 1802, jako syn napoleonského generála. Od d</text:span><text:span text:style-name="T238">ětstv</text:span><text:span text:style-name="T239">í mu matka v</text:span><text:span text:style-name="T240">štěpovala nen</text:span><text:span text:style-name="T241">ávist k revoluci a k Napoleonovi. Hugo dospíval a osvobozoval se od vlivu rodiny, za</text:span><text:span text:style-name="T242">čal zast</text:span><text:span text:style-name="T243">ávat liberální názory.</text:span></text:p>
      <text:p text:style-name="P14"><text:span text:style-name="T243"/></text:p>
      <text:p text:style-name="P14"><text:span text:style-name="T243">Po roce 1848 se stává p</text:span><text:span text:style-name="T244">ř</text:span><text:span text:style-name="T245">íznivcem republikánského z</text:span><text:span text:style-name="T246">ř</text:span><text:span text:style-name="T247">ízení. Dostává se do vysoké spole</text:span><text:span text:style-name="T248">čnosti<text:s/></text:span><text:span text:style-name="T249">– je zvolen<text:s/></text:span><text:span text:style-name="T250">členem akademie a z</text:span><text:span text:style-name="T251">ískává titul hrab</text:span><text:span text:style-name="T252">ěte. Toto vše ale zast</text:span><text:span text:style-name="T253">íní<text:s/></text:span><text:span text:style-name="T254">životn</text:span><text:span text:style-name="T255">í tragedie<text:s/></text:span><text:span text:style-name="T256">– zem</text:span><text:span text:style-name="T257">ře mu dcera. Pot</text:span><text:span text:style-name="T258">é se stáhne do ústraní, obává se anarchie.</text:span></text:p>
      <text:p text:style-name="P14"><text:span text:style-name="T258"/></text:p>
      <text:p text:style-name="P14"><text:span text:style-name="T258">Sna</text:span><text:span text:style-name="T259">ž</text:span><text:span text:style-name="T260">í se prosadit zlep</text:span><text:span text:style-name="T261">šen</text:span><text:span text:style-name="T262">í postavení lidových vrstev a to hlavn</text:span><text:span text:style-name="T263">ě jejich vzděl</text:span><text:span text:style-name="T264">ání a osv</text:span><text:span text:style-name="T265">ětu. St</text:span><text:span text:style-name="T266">ále více autoritativní re</text:span><text:span text:style-name="T267">žim ho svazuje, proto v roce 1851 uprchne ze země. Usad</text:span><text:span text:style-name="T268">í se na anglickém ostrov</text:span><text:span text:style-name="T269">ě Guernesey. V t</text:span><text:span text:style-name="T270">éto dob</text:span><text:span text:style-name="T271">ě se postav</text:span><text:span text:style-name="T272">í proti Napoleonovi, kterého pro jeho malý vzr</text:span><text:span text:style-name="T273">ůst nazval Napoleonem Mal</text:span><text:span text:style-name="T274">ým a bojuje proti jakémukoli útlaku. Po císa</text:span><text:span text:style-name="T275">řově p</text:span><text:span text:style-name="T276">ádu v roce 1870 se Hugo vrací do vlasti a nabídne sv</text:span><text:span text:style-name="T277">ůj dům v Bruselu jako azyl pro pron</text:span><text:span text:style-name="T278">ásledované komunardy.</text:span></text:p>
      <text:p text:style-name="P14"><text:span text:style-name="T278"/></text:p>
      <text:p text:style-name="P14"><text:span text:style-name="T278">Hugo m</text:span><text:span text:style-name="T279">ěl velk</text:span><text:span text:style-name="T280">é sociální cít</text:span><text:span text:style-name="T281">ěn</text:span><text:span text:style-name="T282">í, v</text:span><text:span text:style-name="T283">ěřil v klid, v pokrok a v mravn</text:span><text:span text:style-name="T284">í obrození. V</text:span><text:span text:style-name="T285">ěnoval se všem druhům literatury, v</text:span><text:span text:style-name="T286">ýrazové formy st</text:span><text:span text:style-name="T287">ř</text:span><text:span text:style-name="T288">ídal. Pova</text:span><text:span text:style-name="T289">žoval se za hlasatele ide</text:span><text:span text:style-name="T290">ál</text:span><text:span text:style-name="T291">ů, za b</text:span><text:span text:style-name="T292">ásníka, který p</text:span><text:span text:style-name="T293">ředv</text:span><text:span text:style-name="T294">ídal lep</text:span><text:span text:style-name="T295">š</text:span><text:span text:style-name="T296">í budoucnost. Ve svých básních popisuje st</text:span><text:span text:style-name="T297">řet dobra a zla, často vytv</text:span><text:span text:style-name="T298">á</text:span><text:span text:style-name="T299">ř</text:span><text:span text:style-name="T300">í protikladné dvojice jev</text:span><text:span text:style-name="T301">ů,postav i prostřed</text:span><text:span text:style-name="T302">í. Za velmi fascinující pova</text:span><text:span text:style-name="T303">žoval Jaroslav Vrchlick</text:span><text:span text:style-name="T304">ý Hugovu spisovatelskou univerzálnost. Podle n</text:span><text:span text:style-name="T305">ěj se v Hugovi skr</text:span><text:span text:style-name="T306">ýval lyrik, epik, dramatik, satirik, romanopisec, ale i filozof.</text:span><text:span text:style-name="T307"/></text:p>
      <text:p text:style-name="P15"><text:span text:style-name="T308"/></text:p>
      <text:p text:style-name="P15"><text:span text:style-name="T3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